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start" style:justify-single-word="false"/>
      <style:text-properties officeooo:paragraph-rsid="0014d58d"/>
    </style:style>
    <style:style style:name="P2" style:family="paragraph" style:parent-style-name="Preformatted_20_Text">
      <style:paragraph-properties fo:text-align="start" style:justify-single-word="false"/>
      <style:text-properties officeooo:paragraph-rsid="00164962"/>
    </style:style>
    <style:style style:name="P3" style:family="paragraph" style:parent-style-name="Preformatted_20_Text">
      <style:text-properties style:font-name="Liberation Serif" officeooo:rsid="00116ae1" officeooo:paragraph-rsid="00116ae1"/>
    </style:style>
    <style:style style:name="P4" style:family="paragraph" style:parent-style-name="Preformatted_20_Text">
      <style:text-properties style:font-name="Liberation Serif" style:text-underline-style="solid" style:text-underline-width="auto" style:text-underline-color="font-color" officeooo:rsid="00116ae1" officeooo:paragraph-rsid="00116ae1"/>
    </style:style>
    <style:style style:name="P5" style:family="paragraph" style:parent-style-name="Preformatted_20_Text">
      <style:text-properties style:font-name="Liberation Serif" style:text-underline-style="solid" style:text-underline-width="auto" style:text-underline-color="font-color" fo:font-weight="bold" officeooo:rsid="00116ae1" officeooo:paragraph-rsid="00116ae1" style:font-weight-asian="bold" style:font-weight-complex="bold"/>
    </style:style>
    <style:style style:name="P6" style:family="paragraph" style:parent-style-name="Preformatted_20_Text">
      <style:text-properties style:font-name="Liberation Serif" style:text-underline-style="none" fo:font-weight="normal" officeooo:rsid="00116ae1" officeooo:paragraph-rsid="00116ae1" style:font-weight-asian="normal" style:font-weight-complex="normal"/>
    </style:style>
    <style:style style:name="P7" style:family="paragraph" style:parent-style-name="Preformatted_20_Text">
      <style:paragraph-properties fo:text-align="center" style:justify-single-word="false"/>
      <style:text-properties style:font-name="Liberation Serif" style:text-underline-style="none" fo:font-weight="bold" officeooo:rsid="001367c6" officeooo:paragraph-rsid="001367c6" style:font-weight-asian="bold" style:font-weight-complex="bold"/>
    </style:style>
    <style:style style:name="P8" style:family="paragraph" style:parent-style-name="Preformatted_20_Text">
      <style:text-properties style:font-name="Liberation Serif" style:text-underline-style="none" fo:font-weight="bold" officeooo:rsid="00116ae1" officeooo:paragraph-rsid="00116ae1" style:font-weight-asian="bold" style:font-weight-complex="bold"/>
    </style:style>
    <style:style style:name="P9" style:family="paragraph" style:parent-style-name="Preformatted_20_Text">
      <style:paragraph-properties fo:text-align="center"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10"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2b2a3d" style:font-size-asian="12pt" style:font-weight-asian="bold" style:font-size-complex="12pt" style:font-weight-complex="bold"/>
    </style:style>
    <style:style style:name="P11" style:family="paragraph" style:parent-style-name="Preformatted_20_Text">
      <style:paragraph-properties fo:text-align="start" style:justify-single-word="false"/>
      <style:text-properties style:font-name="Liberation Serif" fo:font-size="12pt" style:text-underline-style="none" fo:font-weight="bold" officeooo:rsid="0018ba68" officeooo:paragraph-rsid="0018ba68" style:font-size-asian="12pt" style:font-weight-asian="bold" style:font-size-complex="12pt" style:font-weight-complex="bold"/>
    </style:style>
    <style:style style:name="P12" style:family="paragraph" style:parent-style-name="Preformatted_20_Text">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3" style:family="paragraph" style:parent-style-name="Preformatted_20_Text">
      <style:text-properties style:font-name="Liberation Serif" fo:font-size="12pt" style:text-underline-style="none" fo:font-weight="bold" officeooo:rsid="001367c6" officeooo:paragraph-rsid="001d0791" style:font-size-asian="12pt" style:font-weight-asian="bold" style:font-size-complex="12pt" style:font-weight-complex="bold"/>
    </style:style>
    <style:style style:name="P14" style:family="paragraph" style:parent-style-name="Preformatted_20_Text">
      <style:paragraph-properties fo:text-align="justify" style:justify-single-word="false"/>
      <style:text-properties style:font-name="Liberation Serif" fo:font-size="12pt" style:text-underline-style="none" fo:font-weight="bold" officeooo:rsid="001367c6" officeooo:paragraph-rsid="001367c6" style:font-size-asian="12pt" style:font-weight-asian="bold" style:font-size-complex="12pt" style:font-weight-complex="bold"/>
    </style:style>
    <style:style style:name="P15" style:family="paragraph" style:parent-style-name="Preformatted_20_Text">
      <style:paragraph-properties fo:text-align="justify" style:justify-single-word="false"/>
      <style:text-properties style:font-name="Liberation Serif" fo:font-size="12pt" style:text-underline-style="none" fo:font-weight="bold" officeooo:rsid="00138cec" officeooo:paragraph-rsid="00138cec" style:font-size-asian="12pt" style:font-weight-asian="bold" style:font-size-complex="12pt" style:font-weight-complex="bold"/>
    </style:style>
    <style:style style:name="P16"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13d487" style:font-size-asian="12pt" style:font-weight-asian="bold" style:font-size-complex="12pt" style:font-weight-complex="bold"/>
    </style:style>
    <style:style style:name="P17" style:family="paragraph" style:parent-style-name="Preformatted_20_Text">
      <style:paragraph-properties fo:text-align="justify" style:justify-single-word="false"/>
      <style:text-properties style:font-name="Liberation Serif" fo:font-size="12pt" style:text-underline-style="none" fo:font-weight="bold" officeooo:rsid="0013d487" officeooo:paragraph-rsid="002b2a3d" style:font-size-asian="12pt" style:font-weight-asian="bold" style:font-size-complex="12pt" style:font-weight-complex="bold"/>
    </style:style>
    <style:style style:name="P18" style:family="paragraph" style:parent-style-name="Preformatted_20_Text">
      <style:paragraph-properties fo:text-align="start" style:justify-single-word="false"/>
      <style:text-properties style:font-name="Liberation Serif" fo:font-size="12pt" style:text-underline-style="none" fo:font-weight="bold" officeooo:rsid="001e91d0" officeooo:paragraph-rsid="001e91d0" style:font-size-asian="12pt" style:font-weight-asian="bold" style:font-size-complex="12pt" style:font-weight-complex="bold"/>
    </style:style>
    <style:style style:name="P19" style:family="paragraph" style:parent-style-name="Preformatted_20_Text">
      <style:paragraph-properties fo:text-align="start" style:justify-single-word="false"/>
      <style:text-properties style:font-name="Liberation Serif" fo:font-size="12pt" style:text-underline-style="none" fo:font-weight="bold" officeooo:rsid="001e49e0" officeooo:paragraph-rsid="001e49e0" style:font-size-asian="12pt" style:font-weight-asian="bold" style:font-size-complex="12pt" style:font-weight-complex="bold"/>
    </style:style>
    <style:style style:name="P20" style:family="paragraph" style:parent-style-name="Preformatted_20_Text">
      <style:paragraph-properties fo:text-align="start" style:justify-single-word="false"/>
      <style:text-properties style:font-name="Liberation Serif" fo:font-size="12pt" style:text-underline-style="none" fo:font-weight="bold" officeooo:rsid="00252f03" officeooo:paragraph-rsid="00252f03"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Liberation Serif" fo:font-size="12pt" style:text-underline-style="none" fo:font-weight="bold" officeooo:rsid="00255547" officeooo:paragraph-rsid="00255547"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3" style:family="paragraph" style:parent-style-name="Preformatted_20_Text">
      <style:paragraph-properties fo:text-align="start" style:justify-single-word="false"/>
      <style:text-properties style:font-name="Liberation Serif" fo:font-size="12pt" style:text-underline-style="none" fo:font-weight="bold" officeooo:rsid="0026b6d7" officeooo:paragraph-rsid="0026b6d7" style:font-size-asian="12pt" style:font-weight-asian="bold" style:font-size-complex="12pt" style:font-weight-complex="bold"/>
    </style:style>
    <style:style style:name="P24" style:family="paragraph" style:parent-style-name="Preformatted_20_Text">
      <style:paragraph-properties fo:text-align="justify" style:justify-single-word="false"/>
      <style:text-properties style:font-name="Liberation Serif" fo:font-size="12pt" style:text-underline-style="none" fo:font-weight="bold" officeooo:rsid="0014d58d" officeooo:paragraph-rsid="0014d58d" style:font-size-asian="12pt" style:font-weight-asian="bold" style:font-size-complex="12pt" style:font-weight-complex="bold"/>
    </style:style>
    <style:style style:name="P25" style:family="paragraph" style:parent-style-name="Preformatted_20_Text">
      <style:text-properties style:font-name="Liberation Serif" fo:font-size="12pt" style:text-underline-style="none" fo:font-weight="normal" officeooo:rsid="001d0791" officeooo:paragraph-rsid="001d0791" style:font-size-asian="12pt" style:font-weight-asian="normal" style:font-size-complex="12pt" style:font-weight-complex="normal"/>
    </style:style>
    <style:style style:name="P26"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4d58d" style:font-size-asian="12pt" style:font-weight-asian="normal" style:font-size-complex="12pt" style:font-weight-complex="normal"/>
    </style:style>
    <style:style style:name="P27"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67c6" style:font-size-asian="12pt" style:font-weight-asian="normal" style:font-size-complex="12pt" style:font-weight-complex="normal"/>
    </style:style>
    <style:style style:name="P28" style:family="paragraph" style:parent-style-name="Preformatted_20_Text">
      <style:paragraph-properties fo:text-align="justify" style:justify-single-word="false"/>
      <style:text-properties style:font-name="Liberation Serif" fo:font-size="12pt" style:text-underline-style="none" fo:font-weight="normal" officeooo:rsid="001367c6" officeooo:paragraph-rsid="00138cec" style:font-size-asian="12pt" style:font-weight-asian="normal" style:font-size-complex="12pt" style:font-weight-complex="normal"/>
    </style:style>
    <style:style style:name="P29"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8cec" style:font-size-asian="12pt" style:font-weight-asian="normal" style:font-size-complex="12pt" style:font-weight-complex="normal"/>
    </style:style>
    <style:style style:name="P30"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3d487" style:font-size-asian="12pt" style:font-weight-asian="normal" style:font-size-complex="12pt" style:font-weight-complex="normal"/>
    </style:style>
    <style:style style:name="P31"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91d0" style:font-size-asian="12pt" style:font-weight-asian="normal" style:font-size-complex="12pt" style:font-weight-complex="normal"/>
    </style:style>
    <style:style style:name="P32" style:family="paragraph" style:parent-style-name="Preformatted_20_Text">
      <style:paragraph-properties fo:text-align="start" style:justify-single-word="false"/>
      <style:text-properties style:font-name="Liberation Serif" fo:font-size="12pt" style:text-underline-style="none" fo:font-weight="normal" officeooo:rsid="001e91d0" officeooo:paragraph-rsid="001e49e0"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style:font-name="Liberation Serif" fo:font-size="12pt" style:text-underline-style="none" fo:font-weight="normal" officeooo:rsid="00252f03" officeooo:paragraph-rsid="00252f03"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style:font-name="Liberation Serif" fo:font-size="12pt" style:text-underline-style="none" fo:font-weight="normal" officeooo:rsid="00255547" officeooo:paragraph-rsid="00255547" style:font-size-asian="12pt" style:font-weight-asian="normal" style:font-size-complex="12pt" style:font-weight-complex="normal"/>
    </style:style>
    <style:style style:name="P35" style:family="paragraph" style:parent-style-name="Preformatted_20_Text">
      <style:paragraph-properties fo:text-align="start" style:justify-single-word="false"/>
      <style:text-properties style:font-name="Liberation Serif" fo:font-size="12pt" style:text-underline-style="none" fo:font-weight="normal" officeooo:rsid="0026b6d7" officeooo:paragraph-rsid="0026b6d7" style:font-size-asian="12pt" style:font-weight-asian="normal" style:font-size-complex="12pt" style:font-weight-complex="normal"/>
    </style:style>
    <style:style style:name="P36" style:family="paragraph" style:parent-style-name="Preformatted_20_Text">
      <style:paragraph-properties fo:text-align="center" style:justify-single-word="false"/>
      <style:text-properties style:font-name="Liberation Serif" fo:font-size="12pt" fo:font-style="italic" style:text-underline-style="none" fo:font-weight="bold" officeooo:rsid="001367c6" officeooo:paragraph-rsid="001d0791" style:font-size-asian="12pt" style:font-style-asian="italic" style:font-weight-asian="bold" style:font-size-complex="12pt" style:font-style-complex="italic" style:font-weight-complex="bold"/>
    </style:style>
    <style:style style:name="P37"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4d58d" officeooo:paragraph-rsid="001d0791"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justify"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39" style:family="paragraph" style:parent-style-name="Preformatted_20_Text">
      <style:paragraph-properties fo:text-align="center" style:justify-single-word="false"/>
      <style:text-properties style:font-name="Liberation Serif" fo:font-size="12pt" fo:font-style="italic" style:text-underline-style="none" fo:font-weight="normal" officeooo:rsid="001367c6" officeooo:paragraph-rsid="001367c6" style:font-size-asian="12pt" style:font-style-asian="italic" style:font-weight-asian="normal" style:font-size-complex="12pt" style:font-style-complex="italic" style:font-weight-complex="normal"/>
    </style:style>
    <style:style style:name="P40" style:family="paragraph" style:parent-style-name="Preformatted_20_Text">
      <style:text-properties style:font-name="Liberation Serif" fo:font-size="12pt" fo:font-style="normal" style:text-underline-style="none" fo:font-weight="bold" officeooo:rsid="001367c6" officeooo:paragraph-rsid="001d0791" style:font-size-asian="12pt" style:font-style-asian="normal" style:font-weight-asian="bold" style:font-size-complex="12pt" style:font-style-complex="normal" style:font-weight-complex="bold"/>
    </style:style>
    <style:style style:name="P41" style:family="paragraph" style:parent-style-name="Preformatted_20_Text">
      <style:paragraph-properties fo:text-align="start" style:justify-single-word="false"/>
      <style:text-properties style:font-name="Liberation Serif" fo:font-size="12pt" fo:font-style="normal" style:text-underline-style="none" fo:font-weight="bold" officeooo:rsid="00252f03" officeooo:paragraph-rsid="00252f03" style:font-size-asian="12pt" style:font-style-asian="normal" style:font-weight-asian="bold" style:font-size-complex="12pt" style:font-style-complex="normal" style:font-weight-complex="bold"/>
    </style:style>
    <style:style style:name="P42" style:family="paragraph" style:parent-style-name="Preformatted_20_Text">
      <style:paragraph-properties fo:text-align="justify" style:justify-single-word="false"/>
      <style:text-properties style:font-name="Liberation Serif" fo:font-size="12pt" fo:font-style="normal" style:text-underline-style="none" fo:font-weight="normal" officeooo:rsid="001367c6" officeooo:paragraph-rsid="0021f673" style:font-size-asian="12pt" style:font-style-asian="normal" style:font-weight-asian="normal" style:font-size-complex="12pt" style:font-style-complex="normal" style:font-weight-complex="normal"/>
    </style:style>
    <style:style style:name="P43" style:family="paragraph" style:parent-style-name="Preformatted_20_Text">
      <style:paragraph-properties fo:text-align="start" style:justify-single-word="false"/>
      <style:text-properties style:font-name="Liberation Serif" fo:font-size="12pt" fo:font-style="normal" style:text-underline-style="none" fo:font-weight="normal" officeooo:rsid="00252f03" officeooo:paragraph-rsid="00252f03" style:font-size-asian="12pt" style:font-style-asian="normal" style:font-weight-asian="normal" style:font-size-complex="12pt" style:font-style-complex="normal" style:font-weight-complex="normal"/>
    </style:style>
    <style:style style:name="P44" style:family="paragraph" style:parent-style-name="Preformatted_20_Text">
      <style:paragraph-properties fo:text-align="start" style:justify-single-word="false"/>
      <style:text-properties fo:color="#ff0000" officeooo:rsid="002b5718" officeooo:paragraph-rsid="002b5718"/>
    </style:style>
    <style:style style:name="P45"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officeooo:rsid="000c6d81" officeooo:paragraph-rsid="001367c6" style:font-size-asian="14pt" style:font-weight-asian="bold" style:font-size-complex="14pt" style:font-weight-complex="bold"/>
    </style:style>
    <style:style style:name="P46" style:family="paragraph" style:parent-style-name="Standard">
      <style:paragraph-properties fo:text-align="center" style:justify-single-word="false"/>
      <style:text-properties style:font-name="Liberation Serif" style:text-underline-style="none" fo:font-weight="normal" officeooo:rsid="000f5b0b" officeooo:paragraph-rsid="001367c6" style:font-weight-asian="normal" style:font-weight-complex="normal"/>
    </style:style>
    <style:style style:name="P47" style:family="paragraph" style:parent-style-name="Standard">
      <style:paragraph-properties fo:text-align="justify" style:justify-single-word="false"/>
      <style:text-properties style:font-name="Liberation Serif" fo:font-size="12pt" style:text-underline-style="none" fo:font-weight="normal" officeooo:rsid="001367c6" officeooo:paragraph-rsid="0021f673"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Liberation Serif" fo:font-size="12pt" style:text-underline-style="none" fo:font-weight="normal" officeooo:rsid="001367c6" officeooo:paragraph-rsid="002b2a3d" style:font-size-asian="12pt" style:font-weight-asian="normal" style:font-size-complex="12pt" style:font-weight-complex="normal"/>
    </style:style>
    <style:style style:name="P49" style:family="paragraph" style:parent-style-name="Standard">
      <style:paragraph-properties fo:text-align="center" style:justify-single-word="false"/>
      <style:text-properties fo:color="#ff0000" style:font-name="Liberation Mono" fo:font-size="10pt" fo:font-style="italic" style:text-underline-style="none" fo:font-weight="normal" officeooo:rsid="002977f1" officeooo:paragraph-rsid="002b2a3d" style:font-size-asian="10pt" style:font-style-asian="italic" style:font-weight-asian="normal" style:font-size-complex="10pt" style:font-style-complex="italic" style:font-weight-complex="normal"/>
    </style:style>
    <style:style style:name="P50" style:family="paragraph" style:parent-style-name="Preformatted_20_Text">
      <style:paragraph-properties fo:text-align="start" style:justify-single-word="false"/>
      <style:text-properties fo:color="#ff0000" style:font-name="Liberation Serif" fo:font-size="12pt" style:text-underline-style="none" fo:font-weight="normal" officeooo:rsid="002b2a3d" officeooo:paragraph-rsid="002b2a3d" style:font-size-asian="12pt" style:font-weight-asian="normal" style:font-size-complex="12pt" style:font-weight-complex="normal"/>
    </style:style>
    <style:style style:name="P51" style:family="paragraph" style:parent-style-name="Preformatted_20_Text">
      <style:paragraph-properties fo:text-align="start" style:justify-single-word="false"/>
      <style:text-properties fo:color="#ff0000" style:font-name="Liberation Serif" fo:font-size="12pt" style:text-underline-style="none" fo:font-weight="normal" officeooo:rsid="002942be" officeooo:paragraph-rsid="002b2a3d" style:font-size-asian="12pt" style:font-weight-asian="normal" style:font-size-complex="12pt" style:font-weight-complex="normal"/>
    </style:style>
    <style:style style:name="P52" style:family="paragraph" style:parent-style-name="Preformatted_20_Text">
      <style:paragraph-properties fo:text-align="start" style:justify-single-word="false"/>
      <style:text-properties style:font-name="Liberation Serif" fo:font-size="12pt" fo:font-style="italic" style:text-underline-style="none" fo:font-weight="normal" officeooo:rsid="00252f03" officeooo:paragraph-rsid="00252f03" style:font-size-asian="12pt" style:font-style-asian="italic" style:font-weight-asian="normal" style:font-size-complex="12pt" style:font-style-complex="italic" style:font-weight-complex="normal"/>
    </style:style>
    <style:style style:name="P53" style:family="paragraph" style:parent-style-name="Preformatted_20_Text">
      <style:paragraph-properties fo:text-align="start" style:justify-single-word="false"/>
      <style:text-properties style:font-name="Liberation Serif" fo:font-size="12pt" style:text-underline-style="none" officeooo:rsid="002b5718" officeooo:paragraph-rsid="002b5718" style:font-size-asian="12pt" style:font-size-complex="12pt"/>
    </style:style>
    <style:style style:name="P54" style:family="paragraph" style:parent-style-name="Preformatted_20_Text">
      <style:paragraph-properties fo:text-align="justify" style:justify-single-word="false"/>
      <style:text-properties style:font-name="Liberation Serif" fo:font-size="12pt" style:text-underline-style="none" fo:font-weight="normal" officeooo:rsid="0013d487" officeooo:paragraph-rsid="0014d58d" style:font-size-asian="12pt" style:font-weight-asian="normal" style:font-size-complex="12pt" style:font-weight-complex="normal"/>
    </style:style>
    <style:style style:name="P55" style:family="paragraph" style:parent-style-name="Preformatted_20_Text">
      <style:paragraph-properties fo:text-align="justify" style:justify-single-word="false"/>
      <style:text-properties style:font-name="Liberation Serif" fo:font-size="12pt" style:text-underline-style="none" fo:font-weight="normal" officeooo:rsid="002d0cec" officeooo:paragraph-rsid="002d0cec" style:font-size-asian="12pt" style:font-weight-asian="normal" style:font-size-complex="12pt" style:font-weight-complex="normal"/>
    </style:style>
    <style:style style:name="P56" style:family="paragraph" style:parent-style-name="Preformatted_20_Text">
      <style:paragraph-properties fo:text-align="start" style:justify-single-word="false"/>
      <style:text-properties officeooo:paragraph-rsid="00164962"/>
    </style:style>
    <style:style style:name="T1" style:family="text">
      <style:text-properties fo:font-weight="normal" style:font-weight-asian="normal" style:font-weight-complex="normal"/>
    </style:style>
    <style:style style:name="T2" style:family="text">
      <style:text-properties fo:font-weight="normal" officeooo:rsid="0013d487" style:font-weight-asian="normal" style:font-weight-complex="normal"/>
    </style:style>
    <style:style style:name="T3" style:family="text">
      <style:text-properties fo:font-weight="normal" officeooo:rsid="0014d58d" style:font-weight-asian="normal" style:font-weight-complex="normal"/>
    </style:style>
    <style:style style:name="T4" style:family="text">
      <style:text-properties fo:font-weight="normal" officeooo:rsid="001d0791" style:font-weight-asian="normal" style:font-weight-complex="normal"/>
    </style:style>
    <style:style style:name="T5" style:family="text">
      <style:text-properties fo:font-weight="normal" officeooo:rsid="001e91d0" style:font-weight-asian="normal" style:font-weight-complex="normal"/>
    </style:style>
    <style:style style:name="T6" style:family="text">
      <style:text-properties fo:font-weight="normal" officeooo:rsid="0022aa58" style:font-weight-asian="normal" style:font-weight-complex="normal"/>
    </style:style>
    <style:style style:name="T7" style:family="text">
      <style:text-properties fo:font-weight="normal" officeooo:rsid="002387ea" style:font-weight-asian="normal" style:font-weight-complex="normal"/>
    </style:style>
    <style:style style:name="T8" style:family="text">
      <style:text-properties fo:font-weight="normal" officeooo:rsid="002b2a3d" style:font-weight-asian="normal" style:font-weight-complex="normal"/>
    </style:style>
    <style:style style:name="T9" style:family="text">
      <style:text-properties officeooo:rsid="00138cec"/>
    </style:style>
    <style:style style:name="T10" style:family="text">
      <style:text-properties officeooo:rsid="0014d58d"/>
    </style:style>
    <style:style style:name="T11" style:family="text">
      <style:text-properties fo:font-style="italic" style:font-style-asian="italic" style:font-style-complex="italic"/>
    </style:style>
    <style:style style:name="T12" style:family="text">
      <style:text-properties fo:font-style="italic" officeooo:rsid="00255547" style:font-style-asian="italic" style:font-style-complex="italic"/>
    </style:style>
    <style:style style:name="T13" style:family="text">
      <style:text-properties fo:font-style="italic" officeooo:rsid="00287eb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officeooo:rsid="001e49e0"/>
    </style:style>
    <style:style style:name="T18" style:family="text">
      <style:text-properties officeooo:rsid="001e91d0"/>
    </style:style>
    <style:style style:name="T19" style:family="text">
      <style:text-properties officeooo:rsid="002080f5"/>
    </style:style>
    <style:style style:name="T20" style:family="text">
      <style:text-properties officeooo:rsid="0022aa58"/>
    </style:style>
    <style:style style:name="T21" style:family="text">
      <style:text-properties officeooo:rsid="00245320"/>
    </style:style>
    <style:style style:name="T22" style:family="text">
      <style:text-properties officeooo:rsid="00295cda"/>
    </style:style>
    <style:style style:name="T23" style:family="text">
      <style:text-properties fo:color="#ff0000" fo:font-weight="normal" officeooo:rsid="002942be" style:font-weight-asian="normal" style:font-weight-complex="normal"/>
    </style:style>
    <style:style style:name="T24" style:family="text">
      <style:text-properties fo:color="#ff0000" fo:font-weight="normal" officeooo:rsid="002b2a3d" style:font-weight-asian="normal" style:font-weight-complex="normal"/>
    </style:style>
    <style:style style:name="T25" style:family="text">
      <style:text-properties fo:color="#ff0000" style:font-name="Liberation Mono" fo:font-size="10pt" officeooo:rsid="002977f1" style:font-size-asian="10pt" style:font-size-complex="10pt"/>
    </style:style>
    <style:style style:name="T26" style:family="text">
      <style:text-properties fo:color="#ff0000" officeooo:rsid="002b2a3d"/>
    </style:style>
    <style:style style:name="T27" style:family="text">
      <style:text-properties style:font-name="Liberation Serif" fo:font-size="12pt" style:text-underline-style="none" fo:font-weight="normal" officeooo:rsid="00164962" style:font-size-asian="12pt" style:font-weight-asian="normal" style:font-size-complex="12pt" style:font-weight-complex="normal"/>
    </style:style>
    <style:style style:name="T28" style:family="text">
      <style:text-properties style:font-name="Liberation Serif" fo:font-size="12pt" style:text-underline-style="none" fo:font-weight="normal" officeooo:rsid="0014d58d" style:font-size-asian="12pt" style:font-weight-asian="normal" style:font-size-complex="12pt" style:font-weight-complex="normal"/>
    </style:style>
    <style:style style:name="T29" style:family="text">
      <style:text-properties style:font-name="Liberation Serif" fo:font-size="12pt" style:text-underline-style="none" officeooo:rsid="002b5718" style:font-size-asian="12pt" style:font-size-complex="12pt"/>
    </style:style>
    <style:style style:name="T30" style:family="text">
      <style:text-properties style:font-name="Liberation Serif" fo:font-size="12pt" fo:font-style="normal" style:text-underline-style="none" fo:font-weight="normal" officeooo:rsid="0014d58d" style:font-size-asian="12pt" style:font-style-asian="normal" style:font-weight-asian="normal" style:font-size-complex="12pt" style:font-style-complex="normal" style:font-weight-complex="normal"/>
    </style:style>
    <style:style style:name="T31" style:family="text">
      <style:text-properties style:font-name="Liberation Serif" fo:font-size="12pt" fo:font-style="normal" style:text-underline-style="none" fo:font-weight="normal" officeooo:rsid="00164962"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style:text-underline-style="none" fo:font-weight="normal" officeooo:rsid="001e49e0" style:font-size-asian="12pt" style:font-style-asian="normal" style:font-weight-asian="normal" style:font-size-complex="12pt" style:font-style-complex="normal" style:font-weight-complex="normal"/>
    </style:style>
    <style:style style:name="T33" style:family="text">
      <style:text-properties officeooo:rsid="002d0cec"/>
    </style:style>
    <style:style style:name="T34" style:family="text">
      <style:text-properties style:text-underline-style="none" officeooo:rsid="002d0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urquoi ? Quels types d'approches ? Qui va l'utiliser ? Dans quel cadre (edf par exemple) ? Sim-city → multi-agents ? Quels types de modélisation ? Trouver des exemples de modélisation. Pourquoi ce sujet ? Tout relier, conceptualiser. Partir des idées générales vers les détails. Pourquoi le multi-agents ? Vous allez l'utiliser pour quoi ? Quels sont les problèmes qui se posent et quels sont les moyens d'y remédier ? A quoi servent les villes ?</text:p>
      <text:p text:style-name="P4"><text:s text:c="87"/></text:p>
      <text:p text:style-name="P6">Pourquoi ? </text:p>
      <text:p text:style-name="P6"><text:tab/>→ Quels sont les problèmes qui se posent ? </text:p>
      <text:p text:style-name="P6"><text:tab/><text:tab/>→ Quelles sont les solutions ?</text:p>
      <text:p text:style-name="P5"><text:s text:c="86"/></text:p>
      <text:p text:style-name="P45"/>
      <text:p text:style-name="P45">Le modèle ABM dans la modélisation d'une ville</text:p>
      <text:p text:style-name="P46">GAUTHIER Silvère – LAMEIRA Yannick</text:p>
      <text:p text:style-name="P7"/>
      <text:p text:style-name="P8"/>
      <text:p text:style-name="P9">I) Introduction</text:p>
      <text:p text:style-name="P9"/>
      <text:p text:style-name="P10"><text:tab/><text:span text:style-name="T23">Dans le monde d'aujourd'hui, les villes sont en expansion permanente, ce qui pose problème lors de la modélisation de celles-ci. En effet, les modèles doivent pouvoir s'adapter aux nouvelles conditions (dimensions, configurations …). </text:span><text:span text:style-name="T24">Il sera donc intéressant de voir comment un système </text:span></text:p>
      <text:p text:style-name="P50">peut permettre une adaptation à ces modifications de l'environnement.</text:p>
      <text:p text:style-name="P51"/>
      <text:p text:style-name="P12">Qu'est-ce qu'une ville ?</text:p>
      <text:p text:style-name="P12"/>
      <text:p text:style-name="P13"><text:tab/><text:span text:style-name="T4">Il existe différentes manière de définir une ville.</text:span></text:p>
      <text:p text:style-name="P13"/>
      <text:p text:style-name="P25"><text:tab/>Définition du dictionnaire Larousse :</text:p>
      <text:p text:style-name="P25"/>
      <text:p text:style-name="P36"><text:span text:style-name="T1">« </text:span><text:span text:style-name="T3">Agglomération relativement importante et dont les </text:span></text:p>
      <text:p text:style-name="P37">habitants ont des activités professionnelles diversifiées. »</text:p>
      <text:p text:style-name="P40"/>
      <text:p text:style-name="P40"><text:span text:style-name="T3"><text:tab/></text:span><text:span text:style-name="T4">Définition de Wikipedia :</text:span></text:p>
      <text:p text:style-name="P38"/>
      <text:p text:style-name="P39">« <text:span text:style-name="T10">M</text:span>ilieu physique où se concentre une forte population humaine, et dont l'espace est aménagé pour faciliter et concentrer ses activités : habitat, commerce, industrie, éducation, politique, culture, etc. Les principes qui régissent la structure et l'organisation de la ville sont étudiés par la sociologie urbaine, l'urbanisme ou encore l'économie urbaine. »</text:p>
      <text:p text:style-name="P47"/>
      <text:p text:style-name="P48"><text:tab/><text:span text:style-name="T26">D</text:span><text:span text:style-name="T25">éfinition de l'INSEE :</text:span></text:p>
      <text:p text:style-name="P49">« Les villes et agglomérations urbaines, désignées aussi sous le terme unique d'unité urbaine, dont la délimitation est fondée sur le seul critère de continuité de l'habitat, peuvent être constituées :<text:line-break/>- de deux ou plusieurs communes, c'est-à-dire d'une ville-centre et de sa banlieue (exceptionnellement de plusieurs villes-centres), sur le territoire desquelles une zone agglomérée contient plus de 2 000 habitants ; une telle unité urbaine porte alors le nom d'agglomération multicommunale ;<text:line-break/>- d'une seule commune, dont la population agglomérée compte au moins 2 000 habitants ; une telle commune est dite ville isolée ou plus communément ville.<text:line-break/>Une première délimitation des villes et agglomérations urbaines a été réalisée à l'occasion du recensement de 1954. De nouvelles unités urbaines ont été constituées lors des recensements de 1962, 1968, 1975, 1982, 1990 et 1999. »</text:p>
      <text:p text:style-name="P49"/>
      <text:p text:style-name="P42"><text:tab/>...</text:p>
      <text:p text:style-name="P26"><text:tab/><text:span text:style-name="T19">Dans la suite, nous nous intéresserons surtout aux aspects de diversité et d'évolution des structures et des populations au sein d'une ville.</text:span></text:p>
      <text:p text:style-name="P27"/>
      <text:p text:style-name="P14">Pourquoi vouloir modéliser une ville ?</text:p>
      <text:p text:style-name="P14"><text:soft-page-break/></text:p>
      <text:p text:style-name="P27"><text:tab/><text:span text:style-name="T20">[à revoir]</text:span></text:p>
      <text:p text:style-name="P28"><text:tab/><text:span text:style-name="T9">Afin d'améliorer certains aspect d'une ville, des équipes peuvent travailler à modéliser le fonctionnement urbain et la perception de la ville dans différentes disciplines : air, eau, trafic, esthétique et cadre de vie. On utilise alors la modélisation pour accompagner les prises de décisions (par exemple construire un nouveau quartier ou placer un feu tricolore à un carrefour très fréquenté), sachant que l'on peut se permettre beaucoup plus de choses dans la simulation contrairement à la réalité. On peut ensuite en tirer des résultats et conclusions tant que la modélisation ne dépasse pas le cadre de la ville réelle.</text:span></text:p>
      <text:p text:style-name="P28"><text:tab/><text:span text:style-name="T9">On peut également vouloir modéliser une ville pour d'autres raisons, telles que créer un jeu se rapprochant de la réalité (SimCity en est le meilleur exemple) ou simplement pour avoir une visualisation de ville pour un film d'animation ou pour permettre aux utilisateurs de la visiter virtuellement.</text:span></text:p>
      <text:p text:style-name="P28"><text:tab/>... </text:p>
      <text:p text:style-name="P28"/>
      <text:p text:style-name="P15">Quels problèmes peuvent alors se poser ?</text:p>
      <text:p text:style-name="P15"/>
      <text:p text:style-name="P15"><text:tab/><text:span text:style-name="T6">[à revoir] </text:span><text:span text:style-name="T8">[RESTER GLOBAL]</text:span></text:p>
      <text:p text:style-name="P15"><text:tab/><text:span text:style-name="T2">La première question à se poser lorsque l'on veut modéliser une ville, c'est comment représenter correctement toute la complexité d'une ville d'aujourd'hui, et quels enjeux et problèmes peut-on rencontrer lors de sa modélisation. En effet, de nombreux travaux ont été réalisés et/ou sont en cours de réalisation concernant ce domaine, mais nous remarquons qu'ils concernent presque toujours des domaines très distincts (comme par exemple le trafic urbain, l'économie, les réseaux d'écoulement des eaux… etc).</text:span></text:p>
      <text:p text:style-name="P29"><text:tab/>La difficulté ici réside donc dans le fait que la modélisation urbaine est un domaine très vaste posant de nombreux problèmes isolés des autres, ayant chacun une méthode de résolution appropriée.</text:p>
      <text:p text:style-name="P15"><text:span text:style-name="T2"><text:tab/></text:span><text:span text:style-name="T3">...</text:span></text:p>
      <text:p text:style-name="P15"/>
      <text:p text:style-name="P16">Quelles sont les solutions à ces problèmes ?</text:p>
      <text:p text:style-name="P17"><text:tab/><text:span text:style-name="T8">[RESTER GLOBAL]</text:span></text:p>
      <text:p text:style-name="P30"><text:tab/>...</text:p>
      <text:p text:style-name="P30"><text:tab/><text:span text:style-name="T17">Nous nous concentrerons ici sur les aspects multi-agents.</text:span></text:p>
      <text:p text:style-name="P30"/>
      <text:p text:style-name="P30"/>
      <text:p text:style-name="P30"/>
      <text:p text:style-name="P9">II) Dans le jeu vidéo : <text:span text:style-name="T17">SimCity</text:span></text:p>
      <text:p text:style-name="P9"/>
      <text:p text:style-name="P18">1) Les agents</text:p>
      <text:p text:style-name="P18"/>
      <text:p text:style-name="P18"><text:tab/>Qu'est-ce qu'un agent ?</text:p>
      <text:p text:style-name="P18"><text:tab/><text:tab/><text:span text:style-name="T1">[Bref rappel/définition]</text:span></text:p>
      <text:p text:style-name="P31"/>
      <text:p text:style-name="P19"><text:tab/>Quels sont les agents <text:span text:style-name="T18">dans SimCity</text:span>?</text:p>
      <text:p text:style-name="P19"><text:tab/><text:tab/><text:span text:style-name="T5">Il y a deux types d'agents, </text:span><text:span text:style-name="T7">certains sont </text:span><text:span text:style-name="T5">visibles et </text:span><text:span text:style-name="T7">d'autres </text:span><text:span text:style-name="T5">invisibles par le joueur.</text:span></text:p>
      <text:p text:style-name="P32"><text:tab/><text:tab/>...</text:p>
      <text:p text:style-name="P32"/>
      <text:p text:style-name="P19"><text:tab/>A quoi servent-ils ?</text:p>
      <text:p text:style-name="P19"><text:tab/><text:tab/><text:span text:style-name="T1">...</text:span></text:p>
      <text:p text:style-name="P19"/>
      <text:p text:style-name="P18">2) Les règles de simulation</text:p>
      <text:p text:style-name="P18"/>
      <text:p text:style-name="P19"><text:soft-page-break/><text:tab/>Que sont les règles de simulation ?</text:p>
      <text:p text:style-name="P19"><text:tab/><text:tab/><text:span text:style-name="T5">[définition, brève explication]</text:span></text:p>
      <text:p text:style-name="P32"/>
      <text:p text:style-name="P19"><text:tab/>A quoi servent-elles ?</text:p>
      <text:p text:style-name="P19"><text:tab/><text:tab/><text:span text:style-name="T1">...</text:span></text:p>
      <text:p text:style-name="P19"/>
      <text:p text:style-name="P19"><text:span text:style-name="T21">3) </text:span>Quels sont les aboutissements possible<text:span text:style-name="T21">s</text:span> de la simulation ?</text:p>
      <text:p text:style-name="P11"><text:tab/><text:span text:style-name="T1">...</text:span></text:p>
      <text:p text:style-name="P9"/>
      <text:p text:style-name="P9"/>
      <text:p text:style-name="P9"/>
      <text:p text:style-name="P9">III) Dans l'économie</text:p>
      <text:p text:style-name="P9"/>
      <text:p text:style-name="P20">1) La planification urbaine</text:p>
      <text:p text:style-name="P20"><text:tab/><text:span text:style-name="T1">→ EDF : </text:span><text:span text:style-name="T14">« L’outil de modélisation urbaine est une nouvelle référence mondiale en planification urbaine. Il prend en compte dès la phase de conception les dimensions énergétiques et environnementales ainsi que la gestion des espaces verts, de l'eau, des déchets et des transports dans les zones urbaines. »</text:span></text:p>
      <text:p text:style-name="P43"><text:tab/>...</text:p>
      <text:p text:style-name="P33"/>
      <text:p text:style-name="P20">2) L’évolution des structures urbaines <text:span text:style-name="T22">et l'étalement urbain</text:span></text:p>
      <text:p text:style-name="P33"><text:tab/>→ revue vertigo : <text:span text:style-name="T11">« Ce modèle, basé sur le paradigme multi-agents, propose de décrire et de simuler l’évolution de structures intra-urbaines à l’échelle de l’îlot. » →</text:span><text:span text:style-name="T12"> § 17,18,19… </text:span><text:span text:style-name="T13">jusqu'à la fin</text:span></text:p>
      <text:p text:style-name="P33"><text:span text:style-name="T15"><text:tab/>→ article geosciences : </text:span><text:span text:style-name="T11">« L’approche présentée dans ce papier utilise un système multi-agent pour modéliser les propriétés auto-organisatrices des systèmes complexes urbains et vise à fournir un outil per-</text:span></text:p>
      <text:p text:style-name="P52">mettant d’étudier les évolutions des systèmes modélisés. Le système multi-agent proposé comporte une hiérarchie d’agents topographiques (e.g. les bâtiments, routes, cours d’eau, îlots) qui peuvent être construits, modifiés, fusionnés, découpés, restructurés et détruits au cours du temps. Le comportement de chaque agent est contrôlé par un ensemble de règles d’évolution, de contraintes et d’actions associées. »</text:p>
      <text:p text:style-name="P33"><text:span text:style-name="T11"><text:tab/></text:span><text:span text:style-name="T15">...</text:span></text:p>
      <text:p text:style-name="P33"/>
      <text:p text:style-name="P41">3) La visualisation</text:p>
      <text:p text:style-name="P41"/>
      <text:p text:style-name="P41"><text:tab/>Dans le commerce</text:p>
      <text:p text:style-name="P20"><text:span text:style-name="T15"><text:tab/><text:tab/></text:span><text:span text:style-name="T16">→ Pixxim, visites de locaux, visualisations de chantiers...etc</text:span></text:p>
      <text:p text:style-name="P43"><text:tab/><text:tab/>...</text:p>
      <text:p text:style-name="P20"/>
      <text:p text:style-name="P41"><text:tab/>Dans la recherche</text:p>
      <text:p text:style-name="P20"><text:span text:style-name="T15"><text:tab/><text:tab/></text:span><text:span text:style-name="T16">→ ...</text:span></text:p>
      <text:p text:style-name="P9"/>
      <text:p text:style-name="P9"/>
      <text:p text:style-name="P9"/>
      <text:p text:style-name="P21">IV) Vers d'autres sciences</text:p>
      <text:p text:style-name="P21"/>
      <text:p text:style-name="P34">→ ouverture : <text:s/>les sciences sociales, géographie… etc</text:p>
      <text:p text:style-name="P34"/>
      <text:p text:style-name="P22">V) Conclusion et Bibliographie</text:p>
      <text:p text:style-name="P23"/>
      <text:p text:style-name="P23">Conclusion</text:p>
      <text:p text:style-name="P23"><text:soft-page-break/><text:tab/><text:span text:style-name="T1">...</text:span></text:p>
      <text:p text:style-name="P35"/>
      <text:p text:style-name="P24">Bibliographie</text:p>
      <text:p text:style-name="P54"/>
      <text:p text:style-name="P55">[liens à trier à la fin]</text:p>
      <text:p text:style-name="P2"><text:a xlink:type="simple" xlink:href="http://www.larousse.fr/dictionnaires/francais/ville/82000"><text:span text:style-name="T27">Définition d'une ville (dictionnaire)</text:span></text:a></text:p>
      <text:p text:style-name="P1"><text:a xlink:type="simple" xlink:href="http://fr.wikipedia.org/wiki/Ville"><text:span text:style-name="T28">Définition d'une vill</text:span></text:a><text:a xlink:type="simple" xlink:href="http://fr.wikipedia.org/wiki/Ville"><text:span text:style-name="T27">e (internet)</text:span></text:a></text:p>
      <text:p text:style-name="P1"><text:a xlink:type="simple" xlink:href="http://www.internetactu.net/2012/07/02/simcity-un-outil-de-modelisation-urbaine/"><text:span text:style-name="T28">SimCity, outil de modélisation urbaine ?</text:span></text:a></text:p>
      <text:p text:style-name="P1"><text:a xlink:type="simple" xlink:href="https://gazette.gmu.edu/articles/10299"><text:span text:style-name="T28">SimCity : ABM révolutionne les sciences sociale</text:span></text:a><text:a xlink:type="simple" xlink:href="https://gazette.gmu.edu/articles/10299"><text:span text:style-name="T27">s</text:span></text:a></text:p>
      <text:p text:style-name="P2"><text:a xlink:type="simple" xlink:href="http://www.developpement-durable.gouv.fr/IMG/pdf/Ref-Modelisation_urbaine.pdf"><text:span text:style-name="T30">Modélisation urbaine : de la représentation au proje</text:span></text:a><text:a xlink:type="simple" xlink:href="http://www.developpement-durable.gouv.fr/IMG/pdf/Ref-Modelisation_urbaine.pdf"><text:span text:style-name="T31">t</text:span></text:a></text:p>
      <text:p text:style-name="P2"><text:a xlink:type="simple" xlink:href="http://medias.edf.com/communiques-de-presse/tous-les-communiques-de-presse/2014/edf-presente-son-outil-de-modelisation-urbaine-pour-la-ville-de-singapour-et-annonce-la-creation-dyun-centre-rd-dedie-a-la-planification-urbaine-290237.html"><text:span text:style-name="T31">EDF : un outil pour la modélisation urbaine</text:span></text:a></text:p>
      <text:p text:style-name="P2"><text:a xlink:type="simple" xlink:href="http://vertigo.revues.org/11561"><text:span text:style-name="T31">Vers une simulation de l’évolution des structures urbaines à partir d’une modélisation multi-agents</text:span></text:a></text:p>
      <text:p text:style-name="P2"><text:a xlink:type="simple" xlink:href="http://www.pixxim.fr/"><text:span text:style-name="T31">Pixxim : Maquettes Virtuelles Interactives (vidéo)</text:span></text:a></text:p>
      <text:p text:style-name="P2"><text:a xlink:type="simple" xlink:href="http://geosciences.univ-tours.fr/images/media/20120226124134-jfsma2010.pdf"><text:span text:style-name="T31">Un système multi-agent pour la simulation des dynamiques urbaines</text:span></text:a></text:p>
      <text:p text:style-name="P2"><text:a xlink:type="simple" xlink:href="http://www.simcity.com/fr_FR/media/video/GlassBox_FR_1"><text:span text:style-name="T31">SimCity : GlassBox Part 1 (vidéo)</text:span></text:a></text:p>
      <text:p text:style-name="P2"><text:a xlink:type="simple" xlink:href="http://www.simcity.com/fr_FR/media/video/Video_GlassBox2"><text:span text:style-name="T31">SimCity : GlassBox Part 2 (vidéo)</text:span></text:a></text:p>
      <text:p text:style-name="P2"><text:a xlink:type="simple" xlink:href="http://www.simcity.com/fr_FR/media/video/Video_GlassBox3"><text:span text:style-name="T31">SimCity : GlassBox Part 3 (vidéo)</text:span></text:a></text:p>
      <text:p text:style-name="P2"><text:a xlink:type="simple" xlink:href="http://www.simcity.com/fr_FR/media/video/SimCity-GlassBox-Le-feu"><text:span text:style-name="T31">SimCity : GlassBox Part </text:span></text:a><text:a xlink:type="simple" xlink:href="http://www.simcity.com/fr_FR/media/video/SimCity-GlassBox-Le-feu"><text:span text:style-name="T32">4 (vidéo)</text:span></text:a></text:p>
      <text:p text:style-name="P2"/>
      <text:p text:style-name="P2"><text:a xlink:type="simple" xlink:href="https://hal.archives-ouvertes.fr/hal-00904079"><text:span text:style-name="T32">L'ambition de modéliser la ville</text:span></text:a></text:p>
      <text:p text:style-name="P2"><text:a xlink:type="simple" xlink:href="http://julienas.ipt.univ-paris8.fr/vgodard/pub/geomarke/memoires/09-10/missoumi.pdf"><text:span text:style-name="T34">La modélisation géospatiale pour des applications urbaines en 3D</text:span></text:a></text:p>
      <text:p text:style-name="P2"/>
      <text:p text:style-name="P44">[Les liens sont-ils pertinents ? Utilisés ?]</text:p>
      <text:p text:style-name="P2"><text:a xlink:type="simple" xlink:href="http://www.urban-modelling.org/"><text:span text:style-name="T32">GIS : Modélisation Urbaine</text:span></text:a></text:p>
      <text:p text:style-name="P2"><text:a xlink:type="simple" xlink:href="http://www.em-consulte.com/article/743921/article/la-modelisation-abm-pour-la-mise-a-lechelle-dinter"><text:span text:style-name="T29">La modélisation « ABM » pour la mise à l’échelle d’interventions dans l’organisation de soins</text:span></text:a></text:p>
      <text:p text:style-name="P2"/>
      <text:p text:style-name="P2"/>
      <text:p text:style-name="P53">### REMARQUES : </text:p>
      <text:p text:style-name="P53">- c'est un rapport, donc pas de présentation ou d'annonce de plan</text:p>
      <text:p text:style-name="P53">- je garde la déf de ABM pour après, faudra la caser juste avant la première référence à un ABM</text:p>
      <text:p text:style-name="P53">- pour les problemes et solutions on peut les laisser là c'est juste une intro sur le global</text:p>
      <text:p text:style-name="P53">- l'explication sur simcity se fera dedans ne tkt pas ;)</text:p>
      <text:p text:style-name="P53">- pour l'instant je laisse la rédaction telle quelle faudra que je revoie ce que j'ai fait j'avais des trucs à changer de toute man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9T18:54:14.460730918</dc:date>
    <meta:generator>LibreOffice/4.2.6.3$Linux_X86_64 LibreOffice_project/420m0$Build-3</meta:generator>
    <meta:editing-duration>PT1H45M24S</meta:editing-duration>
    <meta:editing-cycles>23</meta:editing-cycles>
    <meta:document-statistic meta:table-count="0" meta:image-count="0" meta:object-count="0" meta:page-count="4" meta:paragraph-count="98" meta:word-count="1220" meta:character-count="7981" meta:non-whitespace-character-count="6623"/>
  </office:meta>
</office:document-meta>
</file>